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rsid="0013114d" officeooo:paragraph-rsid="0013114d"/>
    </style:style>
    <style:style style:name="P2" style:family="paragraph" style:parent-style-name="Standard">
      <style:text-properties style:font-name="Times New Roman" fo:font-weight="bold" officeooo:rsid="00141e4c" officeooo:paragraph-rsid="00166c3f" style:font-weight-asian="bold" style:font-weight-complex="bold"/>
    </style:style>
    <style:style style:name="P3" style:family="paragraph" style:parent-style-name="Standard">
      <style:text-properties style:font-name="Times New Roman" fo:font-style="normal" officeooo:rsid="0013114d" officeooo:paragraph-rsid="0013114d" style:font-style-asian="normal" style:font-style-complex="normal"/>
    </style:style>
    <style:style style:name="P4" style:family="paragraph" style:parent-style-name="Standard">
      <style:text-properties style:font-name="Times New Roman" fo:font-style="normal" fo:font-weight="normal" officeooo:rsid="00141e4c" officeooo:paragraph-rsid="00141e4c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style:font-name="Times New Roman" fo:font-weight="bold" officeooo:rsid="00166c3f" officeooo:paragraph-rsid="00166c3f" style:font-weight-asian="bold" style:font-weight-complex="bold"/>
    </style:style>
    <style:style style:name="P6" style:family="paragraph" style:parent-style-name="Standard">
      <style:text-properties style:font-name="Times New Roman" fo:font-weight="bold" officeooo:rsid="001a23b3" officeooo:paragraph-rsid="001a23b3" style:font-weight-asian="bold" style:font-weight-complex="bold"/>
    </style:style>
    <style:style style:name="P7" style:family="paragraph" style:parent-style-name="Standard">
      <style:text-properties style:font-name="Times New Roman" fo:font-weight="bold" officeooo:rsid="001b2581" officeooo:paragraph-rsid="001b2581" style:font-weight-asian="bold" style:font-weight-complex="bold"/>
    </style:style>
    <style:style style:name="P8" style:family="paragraph" style:parent-style-name="Standard" style:list-style-name="L1">
      <style:text-properties style:font-name="Times New Roman" fo:font-weight="bold" officeooo:rsid="001b2581" officeooo:paragraph-rsid="001b2581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181d89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19c0d2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1b2581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d here is where notes about the narrative go. How interesting.</text:p>
      <text:p text:style-name="P1"/>
      <text:p text:style-name="P1">This document is paired with the <text:span text:style-name="T1">Mind Map—</text:span><text:span text:style-name="T3">which visualizes each step of the journey the protagonist takes.</text:span></text:p>
      <text:p text:style-name="P3"/>
      <text:p text:style-name="P2"><text:span text:style-name="T3">Background:</text:span><text:span text:style-name="T4"> </text:span><text:span text:style-name="T5">A fantasy village comes under attack by strange marauders. The protagonist awakens to the scent of smoke and realizes that their sleepy home town has come under assault—they need to find a way to survive!</text:span></text:p>
      <text:p text:style-name="P3"/>
      <text:p text:style-name="P5"><text:span text:style-name="T3">Protagonist:</text:span><text:span text:style-name="T4"> </text:span><text:span text:style-name="T6">Emphasize that they are totally ordinary and use gender neutral pronouns. They should refer to themselves as “I/Myself”, and others who remark upon them should refer to them with “They/Themself”. Could be fun to practice and see how—if at all—gender neutrality changes the structure or tone of a narrative.</text:span></text:p>
      <text:p text:style-name="P5"><text:span text:style-name="T6"/></text:p>
      <text:p text:style-name="P6"><text:span text:style-name="T6">I</text:span><text:span text:style-name="T4">f it grows too cumbersome, this can be ejected in favour of either a standard neutral male </text:span><text:span text:style-name="T2">or</text:span><text:span text:style-name="T4"> adding a toggle at the start for picking your gender and using {gender}.format to pull out of a class for dialogue.</text:span></text:p>
      <text:p text:style-name="P4"/>
      <text:p text:style-name="P4">----------</text:p>
      <text:p text:style-name="P4"/>
      <text:p text:style-name="P5"><text:span text:style-name="T3">Protagonist Awakens:</text:span><text:span text:style-name="T4"> </text:span><text:span text:style-name="T7">The protagonist awakens to find themselves imperilled.</text:span></text:p>
      <text:p text:style-name="P5"><text:span text:style-name="T7"/></text:p>
      <text:p text:style-name="P7"><text:span text:style-name="T3">Take the Sword!:</text:span><text:span text:style-name="T4"> Protagonist takes their parent’s blade and heads outside to attempt to spot the danger.</text:span></text:p>
      <text:p text:style-name="P7"><text:span text:style-name="T4"/></text:p>
      <text:p text:style-name="P7"><text:span text:style-name="T3">Out the Back Window!:</text:span><text:span text:style-name="T4"> Protagonist deduces that the smoke is coming from the front doorway and opts to slip out the back window.</text:span></text:p>
      <text:p text:style-name="P7"><text:span text:style-name="T4"/></text:p>
      <text:p text:style-name="P7"><text:span text:style-name="T3">Get Help!:</text:span><text:span text:style-name="T4"> Protagonist opts to search for help as quickly as possible.</text:span></text:p>
      <text:p text:style-name="P7"><text:span text:style-name="T4"/></text:p>
      <text:p text:style-name="P7"><text:span text:style-name="T3">Wait For Help!:</text:span><text:span text:style-name="T4"> Wait for help to arrive.</text:span></text:p>
      <text:list xml:id="list3227382205" text:style-name="L1">
        <text:list-item>
          <text:p text:style-name="P8"><text:span text:style-name="T4">Marauders arrive and kill the protagonist. Game over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C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C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10T12:40:24.536000000</dc:date>
    <meta:editing-duration>PT14M40S</meta:editing-duration>
    <meta:editing-cycles>7</meta:editing-cycles>
    <meta:generator>LibreOffice/7.1.0.3$Windows_X86_64 LibreOffice_project/f6099ecf3d29644b5008cc8f48f42f4a40986e4c</meta:generator>
    <meta:document-statistic meta:table-count="0" meta:image-count="0" meta:object-count="0" meta:page-count="1" meta:paragraph-count="12" meta:word-count="236" meta:character-count="1395" meta:non-whitespace-character-count="1176"/>
  </office:meta>
</office:document-meta>
</file>